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Most Valuable Gift</text:p>
      <text:p text:style-name="P2"/>
      <text:p text:style-name="P1"><text:span text:style-name="T1">Read:</text:span> Ecclesiastes 4:7-12</text:p>
      <text:p text:style-name="P1"><text:s/></text:p>
      <text:p text:style-name="P1"><text:span text:style-name="T1">Text:</text:span> John 15:15 “Henceforth I call you not servants…but I have called you friends...”</text:p>
      <text:p text:style-name="P1"/>
      <text:p text:style-name="P1"><text:span text:style-name="T1">Introduction:</text:span> <text:s/>A major cause of death in nursing homes, this past year, was not the Covid 19 virus but was certainly caused by our response to the virus. <text:s/>Many in nursing homes were isolated for their own safety, in their rooms. <text:s/>Health experts have said that the lack of social interaction caused intensive loneliness and anxiety that may have resulted in many deaths of patients without the virus.</text:p>
      <text:p text:style-name="P1"><text:s text:c="2"/>I’ve never forgotten the first sermon that I heard in a church with a black pastor. <text:s/>He preached about David and Jonathan. <text:s/>His sermon title was: “A True Friend is Hard to be Found.” <text:s/>He is so right. <text:s/>I want to talk about friendship today. </text:p>
      <text:p text:style-name="P1"><text:s text:c="2"/>I have heard people who were let down by someone say things like: “People; who needs ‘em?” <text:s/><text:span text:style-name="T2">We all do</text:span>! <text:s/>We need friends almost as much as we need food and water. <text:s/>The most valuable gift is that of friendship. <text:s/>It begins when Jesus is accepted as our friend and extends to friendship with other believers.</text:p>
      <text:p text:style-name="P1"><text:s text:c="2"/>Let’s discuss some benefits of friends.</text:p>
      <text:p text:style-name="P1"/>
      <text:p text:style-name="P1"><text:span text:style-name="T1">I. Two (working together) can accomplish more:</text:span> (9) On the job, in the church, in the community, the greatest success comes when people work together. <text:s/>In my spiritual life I can say it has been thru the ministry of others that I have had my greatest spiritual revelations. <text:s/>It may be something that others have written, preached, or ministered one on one but rarely does God speak to us without using other people. (Jared yesterday with the water)</text:p>
      <text:p text:style-name="P1"/>
      <text:p text:style-name="P1"><text:span text:style-name="T1">II. Friends help fallen friends:</text:span> (10) “For if they fall, the one will lift up his fellow…” Who does one turn to when a marriage falls apart? <text:s/>Who does one turn to when a job is lost? <text:s/>Who does one turn to when a child runs away? <text:s/>Often it is in times of unexpected trouble that we learn just who our real friends are. <text:s/>I know that it may be uncomfortable to appear to be taking sides in a dispute or divorce but that is precisely when a person needs a friend. <text:s/>Watch a mother at a soccer game when her son is down. <text:s/>Does anyone not know who is the mother in that situation?</text:p>
      <text:p text:style-name="P1"/>
      <text:p text:style-name="P1"><text:span text:style-name="T1">III. More people in a tent make it a warmer tent:</text:span> (11) “if two lie together, then they have heat: but how can one be warm alone?” <text:s/>You have to go camping in the winter to understand this verse. <text:s/>When the only source of heat in a tent is bodies and breathing you don’t want to be alone in the cold of winter. <text:s/>The more people that you have the warmer that you are. </text:p>
      <text:p text:style-name="P1"><text:s text:c="2"/>Life can become cold. <text:s/>You need friends. <text:s/>Someone dear dies, someone you love moves away, your company downsizes and your job is eliminated or a friend walks away for no reason. <text:s/>Life is suddenly cold and it’s much harder if you have to go it alone. <text:s/></text:p>
      <text:p text:style-name="P1"><text:s text:c="2"/>Many times we can see a child that has been abused or neglected but we cannot prove the abuse or neglect. <text:s/>It is in those situations that just becoming a friend to that child may make all the difference in whether they are able to overcome their situation and make the decisions that need to be made. <text:s/>(neighbor of David “A Child Called It”)</text:p>
      <text:p text:style-name="P1"/>
      <text:p text:style-name="P1"><text:span text:style-name="T1">IV. Fighting is easier when someone has your back:</text:span> In Marcus Luttrell’s story: “Lone Survivor.” He tells of the tremendous fighting skills of their four man seal team. These four men killed over 450 Taliban soldiers before three of them were dead and Marcus was wounded. They were literally stepping back off of ledges that were 30 to 60 foot drops. One seal was shot; lost half of his right hand, and could not walk; as Marcus was dragging him away he was shooting a steady stream of fire with the hand that still worked. <text:s/>The radio operator was shot multiple times while radioing for help. <text:s/>By dark the other three of the team were dead. <text:s/>Because it was dark, Marcus was able to hide and eventually get away. <text:s/>He could never have survived without his friends who lost their lives in the battle. <text:s/>John 15:13 says: “Greater love hath no man than this, that a man lay down his life for his friends.”</text:p>
      <text:p text:style-name="P1"><text:s text:c="2"/>I Peter 5:8 says: "Be sober, be vigilant; because your adversary the devil, as a roaring lion, walketh about, seeking whom he may devour:" A Lion does not attack an entire <text:s/>heard of animals. <text:s/>To a lion; the ideal prey is alone, tired, and slow. <text:s/></text:p>
      <text:p text:style-name="P1"><text:s text:c="2"/>There is an excellent U tube video called “Battle at Kruger” <text:s/>It shows a pride of lions attacking a small water buffalo. <text:s/>While trying to bring it down the lions are attacked by the rest of the herd of water buffalo. <text:s/>They actually rescue this small water buffalo. <text:s/>It is a wonderful picture of what can happen when the prey get together and stand up to the attacks of the predators.</text:p>
      <text:p text:style-name="P1"/>
      <text:p text:style-name="P1"><text:span text:style-name="T1">Conclude:</text:span> How does one find friends like this? <text:s/>You don’t find them. <text:s/><text:span text:style-name="T2">You become them</text:span>. <text:s/>You become a friend like this and those needing friends will find you.</text:p>
      <text:p text:style-name="P1"/>
      <text:p text:style-name="P1">Close with Hymn “Friendship with Jesu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Most Valuable Gift</dc:title>
    <meta:initial-creator>Joel Tice</meta:initial-creator>
    <meta:creation-date>2008-01-26T19:15:00</meta:creation-date>
    <dc:creator>j </dc:creator>
    <dc:date>2021-03-13T20:39:40.81</dc:date>
    <meta:editing-cycles>7</meta:editing-cycles>
    <meta:editing-duration>PT4H6M24S</meta:editing-duration>
    <meta:generator>OpenOffice/4.1.3$Win32 OpenOffice.org_project/413m1$Build-9783</meta:generator>
    <meta:document-statistic meta:table-count="0" meta:image-count="0" meta:object-count="0" meta:page-count="1" meta:paragraph-count="18" meta:word-count="887" meta:character-count="4831"/>
  </office:meta>
</office:document-meta>
</file>